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0P0"/>
    </number:number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date-style style:name="N1015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47" number:language="en" number:country="US">
      <number:day/>
      <number:text>-</number:text>
      <number:month number:textual="true"/>
    </number:date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09T19:28:01.043840480</dc:date>
    <meta:editing-duration>PT12H1M17S</meta:editing-duration>
    <meta:editing-cycles>150</meta:editing-cycles>
    <dc:creator>Mateu</dc:creator>
    <meta:document-statistic meta:table-count="2" meta:cell-count="1221" meta:object-count="0"/>
  </office:meta>
</office:document-meta>
</file>